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7.414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2.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floor</text:p>
          </table:table-cell>
          <table:table-cell office:value-type="string">
            <text:p>attack</text:p>
          </table:table-cell>
          <table:table-cell table:style-name="ce1" office:value-type="string">
            <text:p>defense</text:p>
          </table:table-cell>
          <table:table-cell office:value-type="string">
            <text:p>health</text:p>
          </table:table-cell>
          <table:table-cell office:value-type="string">
            <text:p>picture</text:p>
          </table:table-cell>
          <table:table-cell office:value-type="string">
            <text:p>ability</text:p>
          </table:table-cell>
          <table:table-cell office:value-type="string">
            <text:p>resistances</text:p>
          </table:table-cell>
          <table:table-cell office:value-type="string">
            <text:p>experience</text:p>
          </table:table-cell>
          <table:table-cell office:value-type="string">
            <text:p>walkSpeed</text:p>
          </table:table-cell>
          <table:table-cell office:value-type="string">
            <text:p>listenRad</text:p>
          </table:table-cell>
          <table:table-cell office:value-type="string">
            <text:p>alertedListenRad</text:p>
          </table:table-cell>
          <table:table-cell office:value-type="string">
            <text:p>preferredRange</text:p>
          </table:table-cell>
          <table:table-cell office:value-type="string">
            <text:p>activateRange</text:p>
          </table:table-cell>
          <table:table-cell office:value-type="string">
            <text:p>chargeDist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Bat</text:p>
          </table:table-cell>
          <table:table-cell office:value-type="string">
            <text:p>PROJECTILE -pic BatShot -cooldown 60 -speed 2</text:p>
          </table:table-cell>
          <table:table-cell office:value-type="string">
            <text:p>0_-0.3_0.3_-0.4_0_-0.3_0_-0.3_0.8_-0.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Skeleton</text:p>
          </table:table-cell>
          <table:table-cell office:value-type="string">
            <text:p>PROJECTILE -pic SkeletonShot -cooldown 40 -speed 3_SPINNER -pic SkeletonShot -cooldown 150 -numShots 3</text:p>
          </table:table-cell>
          <table:table-cell office:value-type="string">
            <text:p>0_0.3_0.6_-0.6_0.1_-0.5_0.4_-1_0.6_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ummy</text:p>
          </table:table-cell>
          <table:table-cell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string">
            <text:p>Mummy</text:p>
          </table:table-cell>
          <table:table-cell office:value-type="string">
            <text:p>MULTISHOT -pic SkeletonShot -cooldown 30 -speed 3_DARKHOLE -pic DarkEffect -cooldown 100 -damage 0.5</text:p>
          </table:table-cell>
          <table:table-cell office:value-type="string">
            <text:p>0_0.2_0.4_-0.2_0.1_-0.8_-0.2_-1_0.8_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lug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Slug</text:p>
          </table:table-cell>
          <table:table-cell office:value-type="string">
            <text:p>PROJECTILE -pic SlugShot -cooldown 100 -speed 1 -damage 4_SPINNER -pic SlugShot -cooldown 201 -numShots 6</text:p>
          </table:table-cell>
          <table:table-cell office:value-type="string">
            <text:p>0_-0.1_0.1_0.5_0_-0.2_0.3_-0.2_0.2_0.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RedSlim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RedSlime</text:p>
          </table:table-cell>
          <table:table-cell office:value-type="string">
            <text:p>PROJECTILE -pic RedSlimeShot -cooldown 80 -speed 2_MULTISHOT -pic RedSlimeShot -cooldown 400 -speed 1</text:p>
          </table:table-cell>
          <table:table-cell office:value-type="string">
            <text:p>0_0.7_0.8_0.4_-0.5_0.9_-1_-0.2_-0.3_-0.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lueSlim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BlueSlime</text:p>
          </table:table-cell>
          <table:table-cell office:value-type="string">
            <text:p>PROJECTILE -pic BlueSlimeShot -cooldown 80 -speed 2_MULTISHOT -pic BlueSlimeShot -cooldown 400 -speed 1</text:p>
          </table:table-cell>
          <table:table-cell office:value-type="string">
            <text:p>0_0.7_0.8_0.4_-0.5_-1_0.9_-0.2_-0.3_-0.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reenSlim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string">
            <text:p>GreenSlime</text:p>
          </table:table-cell>
          <table:table-cell office:value-type="string">
            <text:p>PROJECTILE -pic GreenSlimeShot -cooldown 80 -speed 2_MULTISHOT -pic GreenSlimeShot -cooldown 400 -speed 1</text:p>
          </table:table-cell>
          <table:table-cell office:value-type="string">
            <text:p>0_0.7_0.8_0.4_-0.5_-0.2_-0.2_-0.2_-0.3_-0.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Orc</text:p>
          </table:table-cell>
          <table:table-cell office:value-type="string">
            <text:p>PROJECTILE -pic Slash -cooldown 70 -speed 3 -damage 1 -range 55</text:p>
          </table:table-cell>
          <table:table-cell office:value-type="string">
            <text:p>0_-0.2_-0.2_0.1_0_-0.1_-0.1_0_0_-0.2</text:p>
          </table:table-cell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rcArmour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OrcArmour</text:p>
          </table:table-cell>
          <table:table-cell office:value-type="string">
            <text:p>PROJECTILE -pic Slash -cooldown 80 -speed 3 -damage 2 -range 50</text:p>
          </table:table-cell>
          <table:table-cell office:value-type="string">
            <text:p>0_0_0.3_-0.2_0_-0.1_-0.1_0_0_-0.2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rcSword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OrcSword</text:p>
          </table:table-cell>
          <table:table-cell office:value-type="string">
            <text:p>PROJECTILE -pic Slash -cooldown 70 -speed 3 -damage 4 -range 55_FIREBALL -pic BigSlash -cooldown 200 -damage 5</text:p>
          </table:table-cell>
          <table:table-cell office:value-type="string">
            <text:p>0_-0.2_-0.2_0.1_0_-0.1_-0.1_0_0_-0.2</text:p>
          </table:table-cell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rcArmourSword</text:p>
          </table:table-cell>
          <table:table-cell office:value-type="float" office:value="1">
            <text:p>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OrcArmourSword</text:p>
          </table:table-cell>
          <table:table-cell office:value-type="string">
            <text:p>PROJECTILE -pic Slash -cooldown 80 -speed 3 -damage 4 -range 50_FIREBALL -pic BigSlash -cooldown 200 -damage 5</text:p>
          </table:table-cell>
          <table:table-cell office:value-type="string">
            <text:p>0_0_0.3_-0.2_0_-0.1_-0.1_0_0_-0.2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FireElemental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FireElemental</text:p>
          </table:table-cell>
          <table:table-cell office:value-type="string">
            <text:p>PROJECTILE -pic RedSlimeShot -cooldown 80 -speed 2 -damage 2_FIREBALL -pic FireballExplosion -cooldown 300 -damage 5</text:p>
          </table:table-cell>
          <table:table-cell office:value-type="string">
            <text:p>0_0_0_0.1_0.1_1_-1_0_-0.2_0.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NOPICTURE</text:p>
          </table:table-cell>
          <table:table-cell/>
          <table:table-cell office:value-type="string">
            <text:p>0_0_0_0_0_0_0_0_0_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/08/2011</text:date>, <text:time>17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0M39S</meta:editing-duration>
    <meta:editing-cycles>16</meta:editing-cycles>
    <meta:generator>OpenOffice.org/3.2$Win32 OpenOffice.org_project/320m18$Build-9502</meta:generator>
    <dc:date>2011-08-10T17:28:13.85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